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ProfileManager.getCopletInstances( CopletDefinition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cProfileManager.getCoplet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ProfileManager.cacheLayouts( Map layoutMap , Layout lay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icProfileManager.getCopletDefinition( String copletData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icProfileManager.getLayout( String layout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taticProfileManager.setProfileLS( ProfileStore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fileManager.setProfilesPath( String profile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fileManager.getLayoutInstance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fileManager.getCopletInstance( String cople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icProfileManager.loadCopletInstan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ticProfileManager.getCopletDefini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ProfileManager.getCoplet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